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VISION BY THE SAVIOR (8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ROVISION BY THE SAVIOR (8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concern (8:1-4, 9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concern (8:1-4, 9-10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oblem he faces (8:1, 9-10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ity he feels (8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essimism he finds (8: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PROVISION BY THE SAVIOR (8:1-10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His concern (8:1-4, 9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command (8:5-8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is command (8:5-8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amount of food (8:5-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bundance of food (8: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abundance of food (8:8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ll eat until full! (8:8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even basketfuls remain! (8:8b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command (8:5-8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amount of food (8:5-7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abundance of food (8: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PROVISION BY THE SAVIOR (8:1-10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is concern (8:1-4, 9-10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command (8:5-8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MARK 8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THE PROVISION BY THE SAVIOR (8:1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PROVOKING OF THE SAVIOR (8:11-1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PROVOKING OF THE SAVIOR (8:11-13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harisees' demand (8:1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Messiah's denial (8:12-13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MARK 8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PROVISION BY THE SAVIOR (8:1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PROVOKING OF THE SAVIOR (8:11-13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PATIENCE OF THE SAVIOR (8:14-2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PATIENCE OF THE SAVIOR (8:14-21)<text:s text:c="1"/></text:span><text:span text:style-name="a593" text:class-names=""/></text:p>
          </draw:text-box>
          <svg:title/>
          <svg:desc/>
        </draw:frame>
        <draw:frame draw:id="id106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caution (8:14-15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confusion (8:16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clarification (8:17-21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MARK 8</text:span><text:span text:style-name="a611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THE PROVISION BY THE SAVIOR (8:1-10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PROVOKING OF THE SAVIOR (8:11-13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PATIENCE OF THE SAVIOR (8:14-21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POWER OF THE SAVIOR (8:22-26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POWER OF THE SAVIOR (8:22-26)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Jesus' first touch (8:22-2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Jesus' second touch (8:25-2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MARK 8</text:span><text:span text:style-name="a647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HE PROVISION BY THE SAVIOR (8:1-10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PROVOKING OF THE SAVIOR (8:11-13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PATIENCE OF THE SAVIOR (8:14-21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POWER OF THE SAVIOR (8:22-2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PROMPTING BY THE SAVIOR (8:27-3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-title-Title-Slide" presentation:presentation-page-layout-name="Master1-PPL1" draw:id="Slide-271">
        <draw:frame draw:id="id113" presentation:style-name="a673" draw:name="Title 1" svg:x="1.38in" svg:y="0.83in" svg:width="10.3in" svg:height="4.42in" presentation:class="title" presentation:placeholder="false">
          <draw:text-box>
            <text:p text:style-name="a672" text:class-names="" text:cond-style-name=""><text:span text:style-name="a670" text:class-names="">THE PROMPTING BY THE SAVIOR (8:27-30)<text:s text:c="1"/></text:span><text:span text:style-name="a671" text:class-names=""/></text:p>
          </draw:text-box>
          <svg:title/>
          <svg:desc/>
        </draw:frame>
        <draw:frame draw:id="id114" presentation:style-name="a678" draw:name="Subtitle 2" svg:x="1.38in" svg:y="5.25in" svg:width="10.3in" svg:height="1.85in" presentation:class="subtitle" presentation:placeholder="false">
          <draw:text-box>
            <text:p text:style-name="a675" text:class-names="" text:cond-style-name=""><text:span text:style-name="a674" text:class-names=""><text:s text:c="1"/>First question (8:27-28)<text:s text:c="1"/></text:span></text:p>
            <text:p text:style-name="a677" text:class-names="" text:cond-style-name=""><text:span text:style-name="a676" text:class-names=""/></text:p>
          </draw:text-box>
          <svg:title/>
          <svg:desc/>
        </draw:frame>
      </draw:page>
      <draw:page draw:name="Slide17" draw:style-name="a679" draw:master-page-name="Master1-Layout12-tx-Title-and-Text" presentation:presentation-page-layout-name="Master1-PPL12" draw:id="Slide-272">
        <draw:frame draw:id="id115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<text:s text:c="1"/>First question (8:27-28)<text:s text:c="1"/></text:span><text:span text:style-name="a681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Jesus' question (8:27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disciples' answer (8:28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8" draw:style-name="a694" draw:master-page-name="Master1-Layout12-tx-Title-and-Text" presentation:presentation-page-layout-name="Master1-PPL12" draw:id="Slide-273">
        <draw:frame draw:id="id117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THE PROMPTING BY THE SAVIOR (8:27-30)<text:s text:c="1"/></text:span><text:span text:style-name="a696" text:class-names=""/></text:p>
          </draw:text-box>
          <svg:title/>
          <svg:desc/>
        </draw:frame>
        <draw:frame draw:id="id118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First question (8:27-2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Second question (8:29-30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9" draw:style-name="a709" draw:master-page-name="Master1-Layout12-tx-Title-and-Text" presentation:presentation-page-layout-name="Master1-PPL12" draw:id="Slide-274">
        <draw:frame draw:id="id119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<text:s text:c="1"/>Second question (8:29-30)<text:s text:c="1"/></text:span><text:span text:style-name="a711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Jesus' question (8:29a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Peter's answer (8:29b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Jesus' warning (8:3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2-tx-Title-and-Text" presentation:presentation-page-layout-name="Master1-PPL12" draw:id="Slide-275">
        <draw:frame draw:id="id121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THE PROMPTING BY THE SAVIOR (8:27-30)<text:s text:c="1"/></text:span><text:span text:style-name="a729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First question (8:27-28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Second question (8:29-30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MARK 8</text:span><text:span text:style-name="a744" text:class-names=""/></text:p>
          </draw:text-box>
          <svg:title/>
          <svg:desc/>
        </draw:frame>
        <draw:frame draw:id="id124" presentation:style-name="a768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PROVISION BY THE SAVIOR (8:1-10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PROVOKING OF THE SAVIOR (8:11-13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PATIENCE OF THE SAVIOR (8:14-2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POWER OF THE SAVIOR (8:22-26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THE PROMPTING BY THE SAVIOR (8:27-30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THE PREDICTION BY THE SAVIOR (8:31-38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22" draw:style-name="a769" draw:master-page-name="Master1-Layout12-tx-Title-and-Text" presentation:presentation-page-layout-name="Master1-PPL12" draw:id="Slide-277">
        <draw:frame draw:id="id125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THE PREDICTION BY THE SAVIOR (8:31-38)<text:s text:c="1"/></text:span><text:span text:style-name="a771" text:class-names=""/></text:p>
          </draw:text-box>
          <svg:title/>
          <svg:desc/>
        </draw:frame>
        <draw:frame draw:id="id126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revelation (8:31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rebukes (8:32-33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3" draw:style-name="a784" draw:master-page-name="Master1-Layout12-tx-Title-and-Text" presentation:presentation-page-layout-name="Master1-PPL12" draw:id="Slide-278">
        <draw:frame draw:id="id127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<text:s text:c="1"/>The rebukes (8:32-33)<text:s text:c="1"/></text:span><text:span text:style-name="a786" text:class-names=""/></text:p>
          </draw:text-box>
          <svg:title/>
          <svg:desc/>
        </draw:frame>
        <draw:frame draw:id="id128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Peter rebukes Jesus (8:32).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Jesus rebukes Peter (8:33).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24" draw:style-name="a799" draw:master-page-name="Master1-Layout12-tx-Title-and-Text" presentation:presentation-page-layout-name="Master1-PPL12" draw:id="Slide-279">
        <draw:frame draw:id="id129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THE PREDICTION BY THE SAVIOR (8:31-38)<text:s text:c="1"/></text:span><text:span text:style-name="a801" text:class-names=""/></text:p>
          </draw:text-box>
          <svg:title/>
          <svg:desc/>
        </draw:frame>
        <draw:frame draw:id="id130" presentation:style-name="a819" draw:name="Tex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The revelation (8:31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rebukes (8:32-33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he requirements (8:34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rewards (8:35-38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5" draw:style-name="a820" draw:master-page-name="Master1-Layout12-tx-Title-and-Text" presentation:presentation-page-layout-name="Master1-PPL12" draw:id="Slide-280">
        <draw:frame draw:id="id131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MARK 8</text:span><text:span text:style-name="a822" text:class-names=""/></text:p>
          </draw:text-box>
          <svg:title/>
          <svg:desc/>
        </draw:frame>
        <draw:frame draw:id="id132" presentation:style-name="a846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THE PROVISION BY THE SAVIOR (8:1-10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HE PROVOKING OF THE SAVIOR (8:11-13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THE PATIENCE OF THE SAVIOR (8:14-21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THE POWER OF THE SAVIOR (8:22-26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THE PROMPTING BY THE SAVIOR (8:27-30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THE PREDICTION BY THE SAVIOR (8:31-38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8</dc:title>
    <meta:initial-creator>David STRICKLAND</meta:initial-creator>
    <dc:creator>David STRICKLAND</dc:creator>
    <meta:creation-date>2020-02-22T17:35:25Z</meta:creation-date>
    <dc:date>2020-02-22T17:35:25Z</dc:date>
    <meta:template xlink:href="BibleStudy" xlink:type="simple"/>
    <meta:editing-cycles>1</meta:editing-cycles>
    <meta:editing-duration>PT0S</meta:editing-duration>
    <meta:document-statistic meta:paragraph-count="91" meta:word-count="639"/>
  </office:meta>
</office:document-meta>
</file>